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8.95cm" fo:min-width="16.4cm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4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4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42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7cm" svg:height="9.3cm" svg:x="0.4cm" svg:y="0.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7.7cm" svg:y1="1.554cm" svg:x2="10.5cm" svg:y2="1.554cm">
            <text:p/>
          </draw:line>
          <draw:frame draw:style-name="gr3" draw:text-style-name="P3" draw:layer="layout" svg:width="8cm" svg:height="0.993cm" svg:x="0.6cm" svg:y="1.103cm">
            <draw:text-box>
              <text:p><text:span text:style-name="T1">(</text:span><text:span text:style-name="T2">"</text:span><text:span text:style-name="T3">Rabelais</text:span><text:span text:style-name="T2">"</text:span><text:span text:style-name="T3">, </text:span><text:span text:style-name="T2">"</text:span><text:span text:style-name="T3">François</text:span><text:span text:style-name="T4">"</text:span>)</text:p>
            </draw:text-box>
          </draw:frame>
          <draw:frame draw:style-name="gr3" draw:text-style-name="P3" draw:layer="layout" svg:width="8cm" svg:height="0.993cm" svg:x="10.5cm" svg:y="1.103cm">
            <draw:text-box>
              <text:p><text:span text:style-name="T1">(</text:span><text:span text:style-name="T2">"01 56 40 22 22</text:span><text:span text:style-name="T4">"</text:span>)</text:p>
            </draw:text-box>
          </draw:frame>
          <draw:frame draw:style-name="gr4" draw:text-style-name="P3" draw:layer="layout" svg:width="8cm" svg:height="0.994cm" svg:x="2.1cm" svg:y="2.186cm">
            <draw:text-box>
              <text:p><text:span text:style-name="T1">(</text:span><text:span text:style-name="T2">"</text:span><text:span text:style-name="T3">Tanguy</text:span><text:span text:style-name="T2">"</text:span><text:span text:style-name="T3">, </text:span><text:span text:style-name="T2">"Yve</text:span><text:span text:style-name="T3">s</text:span><text:span text:style-name="T4">"</text:span>)</text:p>
            </draw:text-box>
          </draw:frame>
          <draw:line draw:style-name="gr2" draw:text-style-name="P2" draw:layer="layout" svg:x1="7.7cm" svg:y1="2.638cm" svg:x2="10.5cm" svg:y2="2.638cm">
            <text:p/>
          </draw:line>
          <draw:frame draw:style-name="gr4" draw:text-style-name="P3" draw:layer="layout" svg:width="8cm" svg:height="0.994cm" svg:x="1.7cm" svg:y="3.27cm">
            <draw:text-box>
              <text:p><text:span text:style-name="T1">(</text:span><text:span text:style-name="T2">"</text:span><text:span text:style-name="T3">Berlioz</text:span><text:span text:style-name="T2">"</text:span><text:span text:style-name="T3">, </text:span><text:span text:style-name="T2">"</text:span><text:span text:style-name="T3">Hector</text:span><text:span text:style-name="T4">"</text:span>)</text:p>
            </draw:text-box>
          </draw:frame>
          <draw:line draw:style-name="gr2" draw:text-style-name="P2" draw:layer="layout" svg:x1="7.7cm" svg:y1="3.721cm" svg:x2="10.5cm" svg:y2="3.721cm">
            <text:p/>
          </draw:line>
          <draw:frame draw:style-name="gr5" draw:text-style-name="P3" draw:layer="layout" svg:width="8cm" svg:height="0.992cm" svg:x="1.3cm" svg:y="4.354cm">
            <draw:text-box>
              <text:p><text:span text:style-name="T1">(</text:span><text:span text:style-name="T2">"</text:span><text:span text:style-name="T3">Claudel</text:span><text:span text:style-name="T2">"</text:span><text:span text:style-name="T3">, </text:span><text:span text:style-name="T2">"</text:span><text:span text:style-name="T3">Camille</text:span><text:span text:style-name="T4">"</text:span>)</text:p>
            </draw:text-box>
          </draw:frame>
          <draw:frame draw:style-name="gr4" draw:text-style-name="P3" draw:layer="layout" svg:width="8cm" svg:height="0.994cm" svg:x="1.2cm" svg:y="5.436cm">
            <draw:text-box>
              <text:p><text:span text:style-name="T1">(</text:span><text:span text:style-name="T2">"</text:span><text:span text:style-name="T3">Descartes</text:span><text:span text:style-name="T2">"</text:span><text:span text:style-name="T3">, </text:span><text:span text:style-name="T2">"</text:span><text:span text:style-name="T3">René</text:span><text:span text:style-name="T4">"</text:span>)</text:p>
            </draw:text-box>
          </draw:frame>
          <draw:frame draw:style-name="gr4" draw:text-style-name="P3" draw:layer="layout" svg:width="8cm" svg:height="0.994cm" svg:x="1cm" svg:y="6.52cm">
            <draw:text-box>
              <text:p><text:span text:style-name="T1">(</text:span><text:span text:style-name="T2">"</text:span><text:span text:style-name="T3">Doisneau</text:span><text:span text:style-name="T2">"</text:span><text:span text:style-name="T3">, </text:span><text:span text:style-name="T2">"</text:span><text:span text:style-name="T3">Robert</text:span><text:span text:style-name="T4">"</text:span>)</text:p>
            </draw:text-box>
          </draw:frame>
          <draw:frame draw:style-name="gr3" draw:text-style-name="P3" draw:layer="layout" svg:width="8cm" svg:height="0.993cm" svg:x="1cm" svg:y="7.604cm">
            <draw:text-box>
              <text:p><text:span text:style-name="T1">(</text:span><text:span text:style-name="T2">"</text:span><text:span text:style-name="T3">Truffaut</text:span><text:span text:style-name="T2">"</text:span><text:span text:style-name="T3">, </text:span><text:span text:style-name="T2">"</text:span><text:span text:style-name="T3">François</text:span><text:span text:style-name="T4">"</text:span>)</text:p>
            </draw:text-box>
          </draw:frame>
          <draw:line draw:style-name="gr2" draw:text-style-name="P2" draw:layer="layout" svg:x1="7.7cm" svg:y1="4.805cm" svg:x2="10.5cm" svg:y2="4.805cm">
            <text:p/>
          </draw:line>
          <draw:line draw:style-name="gr2" draw:text-style-name="P2" draw:layer="layout" svg:x1="7.7cm" svg:y1="5.888cm" svg:x2="10.5cm" svg:y2="5.888cm">
            <text:p/>
          </draw:line>
          <draw:line draw:style-name="gr2" draw:text-style-name="P2" draw:layer="layout" svg:x1="7.7cm" svg:y1="6.972cm" svg:x2="10.5cm" svg:y2="6.972cm">
            <text:p/>
          </draw:line>
          <draw:line draw:style-name="gr2" draw:text-style-name="P2" draw:layer="layout" svg:x1="7.7cm" svg:y1="8.055cm" svg:x2="10.5cm" svg:y2="8.055cm">
            <text:p/>
          </draw:line>
          <draw:frame draw:style-name="gr4" draw:text-style-name="P3" draw:layer="layout" svg:width="8cm" svg:height="0.994cm" svg:x="10.5cm" svg:y="2.096cm">
            <draw:text-box>
              <text:p><text:span text:style-name="T1">(</text:span><text:span text:style-name="T2">"01 56 40 22 22</text:span><text:span text:style-name="T4">"</text:span>)</text:p>
            </draw:text-box>
          </draw:frame>
          <draw:frame draw:style-name="gr3" draw:text-style-name="P3" draw:layer="layout" svg:width="8cm" svg:height="0.993cm" svg:x="10.5cm" svg:y="3.18cm">
            <draw:text-box>
              <text:p><text:span text:style-name="T1">(</text:span><text:span text:style-name="T2">"01 56 40 22 22</text:span><text:span text:style-name="T4">"</text:span>)</text:p>
            </draw:text-box>
          </draw:frame>
          <draw:frame draw:style-name="gr5" draw:text-style-name="P3" draw:layer="layout" svg:width="8cm" svg:height="0.992cm" svg:x="10.5cm" svg:y="4.264cm">
            <draw:text-box>
              <text:p><text:span text:style-name="T1">(</text:span><text:span text:style-name="T2">"01 56 40 22 22</text:span><text:span text:style-name="T4">"</text:span>)</text:p>
            </draw:text-box>
          </draw:frame>
          <draw:frame draw:style-name="gr4" draw:text-style-name="P3" draw:layer="layout" svg:width="8cm" svg:height="0.994cm" svg:x="10.5cm" svg:y="5.346cm">
            <draw:text-box>
              <text:p><text:span text:style-name="T1">(</text:span><text:span text:style-name="T2">"01 56 40 22 22</text:span><text:span text:style-name="T4">"</text:span>)</text:p>
            </draw:text-box>
          </draw:frame>
          <draw:frame draw:style-name="gr4" draw:text-style-name="P3" draw:layer="layout" svg:width="8cm" svg:height="0.994cm" svg:x="10.5cm" svg:y="6.43cm">
            <draw:text-box>
              <text:p><text:span text:style-name="T1">(</text:span><text:span text:style-name="T2">"01 56 40 22 22</text:span><text:span text:style-name="T4">"</text:span>)</text:p>
            </draw:text-box>
          </draw:frame>
          <draw:frame draw:style-name="gr5" draw:text-style-name="P3" draw:layer="layout" svg:width="8cm" svg:height="0.992cm" svg:x="10.5cm" svg:y="7.514cm">
            <draw:text-box>
              <text:p><text:span text:style-name="T1">(</text:span><text:span text:style-name="T2">"01 56 40 22 22</text:span><text:span text:style-name="T4">"</text:span>)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0.2cm" fo:margin-left="0.2cm" fo:margin-right="0.2cm" fo:page-width="18.1cm" fo:page-height="9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20:19:04.828646696</meta:creation-date>
    <dc:date>2020-11-03T21:35:20.039934452</dc:date>
    <meta:editing-duration>PT1H6M3S</meta:editing-duration>
    <meta:editing-cycles>6</meta:editing-cycles>
    <meta:generator>LibreOffice/6.4.6.2$Linux_X86_64 LibreOffice_project/40$Build-2</meta:generator>
    <meta:document-statistic meta:object-count="23"/>
  </office:meta>
</office:document-meta>
</file>